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2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2.26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 Mono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Ubuntu Mono" fo:font-size="20pt" style:font-size-asian="20pt" style:font-size-complex="20pt"/>
    </style:style>
    <style:style style:name="gr1" style:family="graphic">
      <style:graphic-properties svg:stroke-width="0cm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26.329cm" svg:y1="6.399cm" svg:x2="28.084cm" svg:y2="9.671cm">
            <text:p/>
          </draw:line>
          <draw:line draw:z-index="1" draw:style-name="gr1" draw:text-style-name="P1" svg:x1="30.403cm" svg:y1="4.318cm" svg:x2="26.327cm" svg:y2="5.76cm">
            <text:p/>
          </draw:line>
          <draw:line draw:z-index="2" draw:style-name="gr2" draw:text-style-name="P1" svg:x1="32.623cm" svg:y1="7.838cm" svg:x2="26.327cm" svg:y2="6.079cm">
            <text:p/>
          </draw:line>
          <draw:line draw:z-index="3" draw:style-name="gr1" draw:text-style-name="P1" svg:x1="28.564cm" svg:y1="9.772cm" svg:x2="30.662cm" svg:y2="4.368cm">
            <text:p/>
          </draw:line>
          <draw:line draw:z-index="4" draw:style-name="gr1" draw:text-style-name="P1" svg:x1="32.943cm" svg:y1="7.749cm" svg:x2="30.821cm" svg:y2="4.324cm">
            <text:p/>
          </draw:line>
          <draw:line draw:z-index="5" draw:style-name="gr1" draw:text-style-name="P1" svg:x1="32.692cm" svg:y1="8.302cm" svg:x2="28.61cm" svg:y2="10.237cm">
            <text:p/>
          </draw:lin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08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/>
          <table:table-cell office:value-type="string" calcext:value-type="string">
            <text:p>p</text:p>
          </table:table-cell>
          <table:table-cell table:number-columns-repeated="1005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08"/>
        </table:table-row>
        <table:table-row table:style-name="ro4" table:number-rows-repeated="17">
          <table:table-cell table:number-columns-repeated="102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5:11:36.454746870</meta:creation-date>
    <dc:date>2020-06-14T17:17:35.580475676</dc:date>
    <meta:editing-duration>P1DT1H55M49S</meta:editing-duration>
    <meta:editing-cycles>1</meta:editing-cycles>
    <meta:document-statistic meta:table-count="1" meta:cell-count="25" meta:object-count="6"/>
    <meta:generator>LibreOffice/6.4.3.2$Linux_X86_64 LibreOffice_project/40$Build-2</meta:generator>
  </office:meta>
</office:document-meta>
</file>